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9001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4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436cm"/>
    </style:style>
    <style:style style:name="gr8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9" style:family="graphic" style:parent-style-name="standard">
      <style:graphic-properties draw:fill-color="#ffb51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173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6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39cm" svg:height="14.5cm" svg:x="5.796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44cm" svg:height="3.315cm" svg:x="8.569cm" svg:y="5.814cm">
          <text:p text:style-name="P1"><text:span text:style-name="T1">Web-</text:span><text:span text:style-name="T1"><text:line-break/></text:span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044cm" svg:height="5.8cm" svg:x="1.463cm" svg:y="4.571cm">
          <text:p text:style-name="P3"><text:span text:style-name="T2">Maschine/</text:span><text:span text:style-name="T2"><text:line-break/></text:span><text:span text:style-name="T2">Heiz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311cm" svg:height="3.314cm" svg:x="8.165cm" svg:y="12.857cm">
          <text:p text:style-name="P1"><text:span text:style-name="T3">Graphisches</text:span><text:span text:style-name="T3"><text:line-break/></text:span><text:span text:style-name="T3">Userinterface</text:span><text:span text:style-name="T3"><text:line-break/></text:span><text:span text:style-name="T3"><text:line-break/></text:span><text:span text:style-name="T3">Touchscree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937cm" svg:height="0.878cm" svg:x="6.064cm" svg:y="3.038cm">
          <draw:text-box>
            <text:p><text:span text:style-name="T4">Luminary LM3S9B96</text:span></text:p>
          </draw:text-box>
        </draw:frame>
        <draw:custom-shape draw:style-name="gr3" draw:text-style-name="P5" draw:layer="layout" svg:width="1.617cm" svg:height="0.828cm" svg:x="8.396cm" svg:y="4.986cm">
          <text:p text:style-name="P1"><text:span text:style-name="T3">Micro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66cm" svg:height="1.243cm" svg:x="11.747cm" svg:y="6.643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99cm" svg:height="7.043cm" svg:x="14.173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311cm" svg:height="3.314cm" svg:x="15.617cm" svg:y="5.4cm">
          <text:p text:style-name="P1"><text:span text:style-name="T3">Graphisches</text:span><text:span text:style-name="T3"><text:line-break/></text:span><text:span text:style-name="T3">Userinterface</text:span><text:span text:style-name="T3"><text:line-break/></text:span><text:span text:style-name="T3"><text:line-break/></text:span><text:span text:style-name="T3">Touchscree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936cm" svg:height="0.878cm" svg:x="13.564cm" svg:y="3cm">
          <draw:text-box>
            <text:p><text:span text:style-name="T4">Luminary LM3S9B96</text:span></text:p>
          </draw:text-box>
        </draw:frame>
        <draw:custom-shape draw:style-name="gr3" draw:text-style-name="P2" draw:id="id1" draw:layer="layout" svg:width="0.867cm" svg:height="1.243cm" svg:x="13.884cm" svg:y="6.643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99cm" svg:height="7.043cm" svg:x="14.173cm" svg:y="9.9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311cm" svg:height="3.314cm" svg:x="15.617cm" svg:y="12.857cm">
          <text:p text:style-name="P1"><text:span text:style-name="T3">Graphisches</text:span><text:span text:style-name="T3"><text:line-break/></text:span><text:span text:style-name="T3">Userinterface</text:span></text:p>
          <text:p text:style-name="P1"><text:span text:style-name="T3">im Web-</text:span><text:span text:style-name="T3"><text:line-break/></text:span><text:span text:style-name="T3">browser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673cm" svg:height="0.878cm" svg:x="13.463cm" svg:y="11.122cm">
          <draw:text-box>
            <text:p><text:span text:style-name="T4">PC mit Webbrowser</text:span></text:p>
          </draw:text-box>
        </draw:frame>
        <draw:custom-shape draw:style-name="gr3" draw:text-style-name="P2" draw:layer="layout" svg:width="0.867cm" svg:height="1.243cm" svg:x="13.884cm" svg:y="14.1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306cm" svg:y1="7.306cm" svg:x2="13.306cm" svg:y2="14.763cm">
          <text:p/>
        </draw:line>
        <draw:line draw:style-name="gr11" draw:text-style-name="P1" draw:layer="layout" svg:x1="13.306cm" svg:y1="14.763cm" svg:x2="13.884cm" svg:y2="14.763cm">
          <text:p/>
        </draw:line>
        <draw:line draw:style-name="gr12" draw:text-style-name="P7" draw:layer="layout" svg:x1="10.013cm" svg:y1="7.306cm" svg:x2="11.746cm" svg:y2="7.306cm">
          <text:p text:style-name="P1"><text:span text:style-name="T2">HTTP</text:span></text:p>
        </draw:line>
        <draw:line draw:style-name="gr12" draw:text-style-name="P7" draw:layer="layout" svg:x1="5.507cm" svg:y1="7.471cm" svg:x2="7.529cm" svg:y2="7.471cm">
          <text:p text:style-name="P1"><text:span text:style-name="T2">CAN</text:span></text:p>
        </draw:line>
        <draw:line draw:style-name="gr12" draw:text-style-name="P7" draw:layer="layout" svg:x1="9.378cm" svg:y1="9.129cm" svg:x2="9.378cm" svg:y2="12.029cm">
          <text:p text:style-name="P1"><text:span text:style-name="T2">HTTP</text:span></text:p>
        </draw:line>
        <draw:custom-shape draw:style-name="gr3" draw:text-style-name="P2" draw:layer="layout" svg:width="1.271cm" svg:height="3.315cm" svg:x="7.298cm" svg:y="5.814cm">
          <text:p text:style-name="P1"><text:span text:style-name="T1">Com-</text:span><text:span text:style-name="T1"><text:line-break/></text:span><text:span text:style-name="T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" draw:layer="layout" svg:x1="12.613cm" svg:y1="7.306cm" svg:x2="13.884cm" svg:y2="7.306cm">
          <text:p text:style-name="P1"><text:span text:style-name="T1">HTTP</text:span></text:p>
        </draw:line>
        <draw:custom-shape draw:style-name="gr3" draw:text-style-name="P1" draw:layer="layout" svg:width="2.311cm" svg:height="0.828cm" svg:x="8.165cm" svg:y="12.029cm">
          <text:p text:style-name="P1">HTTP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311cm" svg:height="0.857cm" svg:x="8.165cm" svg:y="12cm">
          <text:p text:style-name="P1"><text:span text:style-name="T3">HTTP-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2" draw:layer="layout" svg:width="2.311cm" svg:height="0.829cm" svg:x="15.617cm" svg:y="4.571cm">
          <text:p text:style-name="P1"><text:span text:style-name="T3">HTTP-Client</text:span></text:p>
          <draw:enhanced-geometry svg:viewBox="0 0 21600 21600" draw:path-stretchpoint-x="10800" draw:path-stretchpoint-y="10800" draw:text-areas="?f3 ?f4 ?f5 ?f6" draw:type="round-rectangle" draw:modifiers="4963.036963036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4.751cm" svg:y1="7.264cm" svg:x2="15.617cm" svg:y2="4.985cm" draw:start-shape="id1" draw:start-glue-point="1" draw:end-shape="id2" draw:end-glue-point="3" svg:d="m14751 7264h505v-1243h-141v-1036h502">
          <text:p/>
        </draw:connector>
        <draw:line draw:style-name="gr11" draw:text-style-name="P1" draw:layer="layout" svg:x1="14.751cm" svg:y1="14.763cm" svg:x2="15.618cm" svg:y2="14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zinger Martin</meta:initial-creator>
    <meta:creation-date>2010-02-10T11:57:07</meta:creation-date>
    <dc:date>2010-04-16T11:32:50</dc:date>
    <meta:editing-duration>PT02H48M54S</meta:editing-duration>
    <meta:editing-cycles>5</meta:editing-cycles>
    <meta:generator>OpenOffice.org/3.2$Unix OpenOffice.org_project/320m12$Build-9483</meta:generator>
    <meta:document-statistic meta:object-count="28"/>
  </office:meta>
</office:document-meta>
</file>